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 manifest:full-path="MyPrivateStorage/Layout"/>
  <manifest:file-entry manifest:media-type="vnd.MyVendor.MyProject.StorageType" manifest:full-path="MyPrivateStorage/"/>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imes New Roman1" svg:font-family="'Times New Roman'"/>
    <style:font-face style:name="Palatino Linotype1" svg:font-family="'Palatino Linotype'" style:font-adornments="Bold"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list-style-name="WW8Num1"/>
    <style:style style:name="P3" style:family="paragraph" style:parent-style-name="Standard" style:list-style-name="L6"/>
    <style:style style:name="P4" style:family="paragraph" style:parent-style-name="Standard">
      <style:text-properties fo:font-weight="bold" style:font-weight-asian="bold"/>
    </style:style>
    <style:style style:name="P5" style:family="paragraph" style:parent-style-name="Standard" style:list-style-name="WW8Num2"/>
    <style:style style:name="P6" style:family="paragraph" style:parent-style-name="Standard">
      <style:paragraph-properties fo:margin-top="0in" fo:margin-bottom="0.0835in"/>
      <style:text-properties fo:font-size="11pt" style:font-size-asian="11pt" style:font-size-complex="11pt"/>
    </style:style>
    <style:style style:name="P7" style:family="paragraph" style:parent-style-name="Text_20_body">
      <style:text-properties style:font-name="Times New Roman1" fo:font-size="12pt"/>
    </style:style>
    <style:style style:name="P8" style:family="paragraph" style:parent-style-name="Text_20_body">
      <style:paragraph-properties fo:margin-top="0in" fo:margin-bottom="0.0835in"/>
    </style:style>
    <style:style style:name="P9" style:family="paragraph" style:parent-style-name="Text_20_body" style:list-style-name="L1">
      <style:paragraph-properties fo:margin-top="0in" fo:margin-bottom="0.0835in"/>
    </style:style>
    <style:style style:name="P10" style:family="paragraph" style:parent-style-name="Text_20_body" style:list-style-name="L2">
      <style:paragraph-properties fo:margin-top="0in" fo:margin-bottom="0.0835in"/>
    </style:style>
    <style:style style:name="P11" style:family="paragraph" style:parent-style-name="Text_20_body" style:list-style-name="L2">
      <style:paragraph-properties fo:margin-top="0in" fo:margin-bottom="0.0835in"/>
      <style:text-properties style:font-name="Times New Roman1" fo:font-size="12pt"/>
    </style:style>
    <style:style style:name="P12" style:family="paragraph" style:parent-style-name="Text_20_body" style:list-style-name="L4">
      <style:paragraph-properties fo:margin-top="0in" fo:margin-bottom="0.0835in"/>
      <style:text-properties style:font-name="Times New Roman1" fo:font-size="12pt"/>
    </style:style>
    <style:style style:name="P13" style:family="paragraph" style:parent-style-name="Text_20_body" style:list-style-name="L3">
      <style:paragraph-properties fo:margin-top="0in" fo:margin-bottom="0.0835in"/>
    </style:style>
    <style:style style:name="P14" style:family="paragraph" style:parent-style-name="Text_20_body" style:list-style-name="L4">
      <style:paragraph-properties fo:margin-top="0in" fo:margin-bottom="0.0835in"/>
    </style:style>
    <style:style style:name="P15" style:family="paragraph" style:parent-style-name="Text_20_body">
      <style:paragraph-properties fo:margin-top="0in" fo:margin-bottom="0.0835in" fo:break-before="pag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ize="12pt"/>
    </style:style>
    <style:style style:name="T4" style:family="text">
      <style:text-properties style:font-name="Times New Roman1"/>
    </style:style>
    <style:style style:name="T5" style:family="text">
      <style:text-properties style:font-name="Times New Roman1" fo:font-size="12pt"/>
    </style:style>
    <style:style style:name="T6" style:family="text">
      <style:text-properties style:font-name="Times New Roman1" fo:font-size="12pt" fo:font-style="italic"/>
    </style:style>
    <style:style style:name="T7" style:family="text">
      <style:text-properties style:font-name="Times New Roman1" fo:font-size="12pt" fo:font-style="italic" style:font-style-asian="italic"/>
    </style:style>
    <style:style style:name="T8" style:family="text">
      <style:text-properties style:font-name="Times New Roman1" fo:font-size="12pt" fo:font-weight="bold"/>
    </style:style>
    <style:style style:name="T9" style:family="text">
      <style:text-properties fo:font-weight="bold" style:font-weight-asian="bol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text:start-value="5">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T5">1. Your assignment is to write a Perl script that can help retrieve data from the NCBI Trace Archive using the </text:span><text:span text:style-name="T7">query_tracedb</text:span><text:span text:style-name="T5"> script provided by NCBI. <text:s/>This script is available on the glue machines in the public/ directory.</text:span></text:p>
      <text:p text:style-name="Standard"/>
      <text:p text:style-name="Standard">The script you write must fulfill the following specifications:</text:p>
      <text:p text:style-name="Standard"/>
      <text:p text:style-name="Standard">1. Must accept two parameters on the command line, using the following invocation</text:p>
      <text:p text:style-name="Standard"><text:s text:c="5"/>my_query_tracedb &lt;organism&gt; &lt;max records&gt;</text:p>
      <text:p text:style-name="Standard"/>
      <text:p text:style-name="Standard">where &lt;organism&gt; is the name of an organism (species code) stored in the Trace Archive, and &lt;max records&gt; indicates the maximum number of records to be retrieved. <text:s/>If more than &lt;max records&gt; are available in the database for this organism, your script will just return the first &lt;max records&gt; from among them. <text:s/>If &lt;max records&gt; is not provided, your script should retrieve all records for the given query.</text:p>
      <text:p text:style-name="Standard"/>
      <text:p text:style-name="Standard">2. The trace archive sets an upper limit on the number of records you are allowed to retrieve at a time using <text:span text:style-name="T2">query_tracedb</text:span>. <text:s/>Your script should obscure this limit from the user, i.e. your script should retrieve all records requested using as many independent requests to the Trace Archive as necessary. <text:s/>Note: for this assignment please set the upper limit of records/chunk to 5,000. <text:s/></text:p>
      <text:p text:style-name="Standard"/>
      <text:p text:style-name="Standard">3. Your program should retrieve just fasta and quality information in .tar.gz format</text:p>
      <text:p text:style-name="Standard"/>
      <text:p text:style-name="Standard">Additional details:</text:p>
      <text:list xml:id="list29459243" text:style-name="WW8Num1">
        <text:list-item>
          <text:p text:style-name="P2">A sample query, to get you started, is:<text:line-break/>SPECIES_CODE = "WOLBACHIA ENDOSYMBIONT OF DROSOPHILA MELANOGASTER" </text:p>
          <text:p text:style-name="P2">e.g. <text:s/>your script should accept the command<text:line-break/>my_query_tracedb "WOLBACHIA ENDOSYMBIONT OF DROSOPHILA MELANOGASTER" &lt;nn&gt;<text:line-break/>where &lt;nn&gt; is the number of records you want to retrieve.</text:p>
        </text:list-item>
        <text:list-item>
          <text:p text:style-name="P2">It is OK if your script generates multiple output files, corresponding to individual chunks of 5,000 records.</text:p>
        </text:list-item>
        <text:list-item>
          <text:p text:style-name="P2">Please provide us with a simple README file that indicates how to run your program. <text:s/>Make sure you include a sample invocation that you know for sure will work. <text:s/></text:p>
        </text:list-item>
        <text:list-item>
          <text:p text:style-name="P2">More information on query_tracedb is available from</text:p>
        </text:list-item>
      </text:list>
      <text:p text:style-name="Standard"><text:s/>http://www.ncbi.nlm.nih.gov/Traces/trace.cgi?cmd=show&amp;f=doc&amp;m=obtain&amp;s=stips</text:p>
      <text:list xml:id="list29467262" text:style-name="L6">
        <text:list-item>
          <text:p text:style-name="P3">Note: this program might only work on linux.grace.umd.edu, the Linux version of the Glue system.</text:p>
        </text:list-item>
      </text:list>
      <text:p text:style-name="Standard"/>
      <text:p text:style-name="P4">(see next page)</text:p>
      <text:p text:style-name="Standard"><text:span text:style-name="T9">Grading!</text:span> <text:s/>We will grade all aspects of the code, including how “pretty” it looks. <text:s/>Specifically pay attention to the following aspects:</text:p>
      <text:list xml:id="list29479625" text:style-name="WW8Num2">
        <text:list-item>
          <text:p text:style-name="P5">Please make sure that your code works as advertised in the README file you provided. <text:s/><text:soft-page-break/>If your code doesn’t work as indicated in the README file you will automatically lose 50% of the grade for this assignment.</text:p>
        </text:list-item>
        <text:list-item>
          <text:p text:style-name="P5">Please provide copious comments and format your code so that it is easy to read. <text:s/>Part of your grade will be based on the formatting of the code.</text:p>
        </text:list-item>
      </text:list>
      <text:p text:style-name="P8"><text:span text:style-name="T5"/></text:p>
      <text:p text:style-name="P8"><text:span text:style-name="T5"/></text:p>
      <text:p text:style-name="P8"><text:span text:style-name="T5">2. For this assignment you can use the web server at: http://www.ebi.ac.uk/MPsrch/</text:span></text:p>
      <text:p text:style-name="Text_20_body"/>
      <text:list xml:id="list29294292" text:style-name="L4">
        <text:list-item>
          <text:p text:style-name="P14"><text:span text:style-name="T5">Perform the local sequence alignment of the following two sequences:<text:line-break/>&gt;A<text:line-break/>TCAGTTGCCCAAACCCGCT<text:line-break/>&gt;B<text:line-break/>AGGGTTGACATCCGTTTTT</text:span> </text:p>
          <text:list>
            <text:list-item>
              <text:p text:style-name="P14"><text:span text:style-name="T5">First set gap open = gap extension = 1000 and perform the alignment with match score = 10, and with mismatch penalty score = 10, 7, 5, 3. Observe the effect of reducing the penalty score by examining the ten highest-scoring alignments for each case. What trend do you observe? Explain it.</text:span> </text:p>
            </text:list-item>
            <text:list-item>
              <text:p text:style-name="P14"><text:span text:style-name="T5">Now with match score = 10 and mismatch penalty score = 10, explore the effect of changing alpha from 15 to 10, then 5 (holding beta at the default 3). What trend do you observe? Explain it.</text:span> </text:p>
            </text:list-item>
          </text:list>
        </text:list-item>
        <text:list-item>
          <text:p text:style-name="P12">Download sequences contained in accession numbers P21189 and NP_143776.1 from the NCBI GenBank database (http://www.ncbi.nlm.nih.gov).</text:p>
          <text:list>
            <text:list-item text:start-value="1">
              <text:p text:style-name="P14"><text:span text:style-name="T5">Perform global alignment using the “pam 120” as the penalty matrix and the default indel settings (alpha = 15, beta = 3). Examine your result: can you discern a region that likely will produce high-scoring local alignments?</text:span> </text:p>
            </text:list-item>
            <text:list-item>
              <text:p text:style-name="P14"><text:span text:style-name="T5">Perform local alignment on the same sequences. Did the result from local alignment agree with your prediction based on the global alignment?</text:span> </text:p>
            </text:list-item>
            <text:list-item>
              <text:p text:style-name="P14"><text:span text:style-name="T5">Use the contiguous sequence of the alignment found at step b (remove gaps from NP_143776.1 portion of the alignment) as a query for an NCBI Blast search of the non-redundant databases. Are any putative conserved domains found? Check to see if there are any significant hits to </text:span><text:span text:style-name="T6">Danio rerio</text:span><text:span text:style-name="T5"> (zebrafish) or </text:span><text:span text:style-name="T6">Arabidopsis</text:span><text:span text:style-name="T5"> sequences.</text:span> </text:p>
            </text:list-item>
          </text:list>
        </text:list-item>
      </text:list>
      <text:p text:style-name="P8"><text:span text:style-name="T5"/></text:p>
      <text:p text:style-name="P15"><text:span text:style-name="T5">3. Write a script to translate a DNA string into the corresponding protein sequence. Variations: use the whole string (indicate stops with *) ; stop at the first stop codon; start at first start codon and stop at first stop codon; </text:span></text:p>
      <text:p text:style-name="P8"><text:span text:style-name="T5"/></text:p>
      <text:p text:style-name="P8"><text:span text:style-name="T5"/></text:p>
      <text:p text:style-name="P8"><text:span text:style-name="T5">4. Write a script to reverse complement a DNA string.</text:span></text:p>
      <text:p text:style-name="P8"><text:span text:style-name="T5"/></text:p>
      <text:p text:style-name="P8"><text:span text:style-name="T5"/></text:p>
      <text:p text:style-name="P1">5. Write a simple parser for FASTA files. <text:s/>Specifically, write a program, in your favorite programming language, that reads in a FASTA file, then identifies all records that contain more than 500 nucleotides and outputs their identifiers to the screen, one per line. <text:s/>Note, for this assignment you are not allowed to use any of the publicly available bioinformatics libraries, the entire code must be written using standard constructs from the programming language of your choice.</text:p>
      <text:p text:style-name="P1"/>
      <text:p text:style-name="P1">Note: The code you write must compile and run on the glue machines.</text:p>
      <text:p text:style-name="P1"/>
      <text:p text:style-name="P6"><text:span text:style-name="T5">Deliverables: (i) Your source code; (ii) The output obtained by running your code on the file /afs/glue.umd.edu/class/fall2008/cmsc/423/0101/public/homework1.fa</text:span></text:p>
      <text:p text:style-name="P6"><text:span text:style-name="T5"/></text:p>
      <text:p text:style-name="P6"><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1" svg:font-family="'Times New Roman'"/>
    <style:font-face style:name="Palatino Linotype1" svg:font-family="'Palatino Linotype'" style:font-adornments="Bold"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text-properties style:font-name="Palatino Linotype" fo:font-size="11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3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text-properties style:font-name="Palatino Linotype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style:font-name="Palatino Linotype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style:font-name="Palatino Linotype1" fo:font-size="13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Algorithm" style:family="paragraph" style:parent-style-name="Standard" style:class="text" style:master-page-name="">
      <style:paragraph-properties style:page-number="auto">
        <style:tab-stops>
          <style:tab-stop style:position="0.2in"/>
          <style:tab-stop style:position="0.4in"/>
          <style:tab-stop style:position="0.6in"/>
          <style:tab-stop style:position="0.8in"/>
          <style:tab-stop style:position="1in"/>
          <style:tab-stop style:position="1.2in"/>
          <style:tab-stop style:position="1.4in"/>
          <style:tab-stop style:position="1.6in"/>
          <style:tab-stop style:position="1.8in"/>
          <style:tab-stop style:position="2in"/>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creator>Mihai Pop</dc:creator>
    <dc:date>2009-12-14T10:09:26.68</dc:date>
    <meta:editing-cycles>7</meta:editing-cycles>
    <meta:editing-duration>PT01H58M44S</meta:editing-duration>
    <meta:document-statistic meta:table-count="0" meta:image-count="0" meta:object-count="0" meta:page-count="3" meta:paragraph-count="32" meta:word-count="824" meta:character-count="5108"/>
    <meta:user-defined meta:name="Info 1"/>
    <meta:user-defined meta:name="Info 2"/>
    <meta:user-defined meta:name="Info 3"/>
    <meta:user-defined meta:name="Info 4"/>
  </office:meta>
</office:document-meta>
</file>